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draw:fill="none" draw:stroke="solid" svg:stroke-width="0.01389in" svg:stroke-color="#a6a278" draw:marker-end="a619" svg:stroke-opacity="100%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389in" svg:stroke-color="#a6a278" draw:marker-end="a626" svg:stroke-opacity="100%"/>
    </style:style>
    <style:style style:family="paragraph" style:name="a49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389in" svg:stroke-color="#a6a278" draw:marker-end="a628" svg:stroke-opacity="100%"/>
    </style:style>
    <style:style style:family="graphic" style:name="a491">
      <style:graphic-properties fo:wrap-option="wrap" fo:padding-top="0.131in" fo:padding-bottom="0.131in" fo:padding-left="0.25714in" fo:padding-right="0.2571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.46961in" fo:padding-right="0.46961in" draw:textarea-vertical-align="middle" draw:textarea-horizontal-align="center" draw:fill="none" draw:stroke="solid" svg:stroke-width="0.02778in" svg:stroke-color="#999570" svg:stroke-opacity="100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15">
      <style:graphic-properties fo:wrap-option="wrap" fo:padding-top="0in" fo:padding-bottom="0in" fo:padding-left="0.25001in" fo:padding-right="0.25001in" draw:textarea-vertical-align="middle" draw:textarea-horizontal-align="center" draw:fill="none" draw:stroke="solid" svg:stroke-width="0.02778in" svg:stroke-color="#999570" svg:stroke-opacity="100%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draw:fill="none" draw:stroke="solid" svg:stroke-width="0.01389in" svg:stroke-color="#a6a278" draw:marker-end="a563" svg:stroke-opacity="100%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draw:fill="none" draw:stroke="solid" svg:stroke-width="0.01389in" svg:stroke-color="#a6a278" draw:marker-end="a565" svg:stroke-opacity="100%"/>
    </style:style>
    <style:style style:family="graphic" style:name="a519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389in" svg:stroke-color="#a6a278" draw:marker-end="a567" svg:stroke-opacity="100%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389in" svg:stroke-color="#a6a278" draw:marker-end="a630" svg:stroke-opacity="100%"/>
    </style:style>
    <style:style style:family="graphic" style:name="a633">
      <style:graphic-properties draw:fill="none" draw:stroke="solid" svg:stroke-width="0.01389in" svg:stroke-color="#a6a278" draw:marker-end="a632" svg:stroke-opacity="100%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.46961in" fo:padding-right="0.4696in" draw:textarea-vertical-align="middle" draw:textarea-horizontal-align="center" draw:fill="none" draw:stroke="solid" svg:stroke-width="0.02778in" svg:stroke-color="#999570" svg:stroke-opacity="100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529">
      <style:graphic-properties fo:wrap-option="wrap" fo:padding-top="0in" fo:padding-bottom="0in" fo:padding-left="0.25001in" fo:padding-right="0.25001in" draw:textarea-vertical-align="middle" draw:textarea-horizontal-align="center" draw:fill="none" draw:stroke="solid" svg:stroke-width="0.02778in" svg:stroke-color="#999570" svg:stroke-opacity="100%" draw:auto-grow-width="false" draw:auto-grow-height="false"/>
      <style:paragraph-properties style:font-independent-line-spacing="true" style:writing-mode="lr-tb"/>
    </style:style>
    <style:style style:family="graphic" style:name="a578">
      <style:graphic-properties draw:fill="none" draw:stroke="solid" svg:stroke-width="0.01389in" svg:stroke-color="#a6a278" draw:marker-end="a577" svg:stroke-opacity="100%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643">
      <style:graphic-properties draw:fill="none" draw:stroke="solid" svg:stroke-width="0.01389in" svg:stroke-color="#a6a278" draw:marker-end="a642" svg:stroke-opacity="100%"/>
    </style:style>
    <style:style style:family="graphic" style:name="a645">
      <style:graphic-properties draw:fill="none" draw:stroke="solid" svg:stroke-width="0.01389in" svg:stroke-color="#a6a278" draw:marker-end="a644" svg:stroke-opacity="100%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gradient" draw:fill-gradient-name="a465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1389in" svg:stroke-color="#a6a278" draw:marker-end="a579" svg:stroke-opacity="100%"/>
    </style:style>
    <style:style style:family="graphic" style:name="a532">
      <style:graphic-properties fo:wrap-option="wrap" fo:padding-top="0.131in" fo:padding-bottom="0.131in" fo:padding-left="0.25714in" fo:padding-right="0.2571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1389in" svg:stroke-color="#a6a278" draw:marker-end="a581" svg:stroke-opacity="100%"/>
    </style:style>
    <style:style style:family="paragraph" style:name="a53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.25001in" fo:padding-right="0.25001in" draw:textarea-vertical-align="middle" draw:textarea-horizontal-align="center" draw:fill="none" draw:stroke="solid" svg:stroke-width="0.02778in" svg:stroke-color="#868362" svg:stroke-opacity="100%" draw:auto-grow-width="false" draw:auto-grow-height="false"/>
      <style:paragraph-properties style:font-independent-line-spacing="true" style:writing-mode="lr-tb"/>
    </style:style>
    <style:style style:family="graphic" style:name="a584">
      <style:graphic-properties draw:fill="none" draw:stroke="solid" svg:stroke-width="0.01389in" svg:stroke-color="#a6a278" draw:marker-end="a583" svg:stroke-opacity="100%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none" draw:stroke="solid" svg:stroke-width="0.01389in" svg:stroke-color="#a6a278" draw:marker-end="a654" svg:stroke-opacity="100%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a6a278" draw:marker-end="a656" svg:stroke-opacity="100%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none" draw:stroke="solid" svg:stroke-width="0.01389in" svg:stroke-color="#a6a278" draw:marker-end="a658" svg:stroke-opacity="100%"/>
    </style:style>
    <style:style style:family="graphic" style:name="a473">
      <style:graphic-properties fo:wrap-option="wrap" fo:padding-top="0in" fo:padding-bottom="0in" fo:padding-left="0.46961in" fo:padding-right="0.46961in" draw:textarea-vertical-align="middle" draw:textarea-horizontal-align="center" draw:fill="none" draw:stroke="solid" svg:stroke-width="0.02778in" svg:stroke-color="#868362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in" fo:padding-bottom="0in" fo:padding-left="0.46961in" fo:padding-right="0.46961in" draw:textarea-vertical-align="middle" draw:textarea-horizontal-align="center" draw:fill="none" draw:stroke="solid" svg:stroke-width="0.02778in" svg:stroke-color="#868362" svg:stroke-opacity="100%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389in" svg:stroke-color="#a6a278" draw:marker-end="a593" svg:stroke-opacity="100%"/>
    </style:style>
    <style:style style:family="graphic" style:name="a547">
      <style:graphic-properties/>
    </style:style>
    <style:style style:family="graphic" style:name="a548">
      <style:graphic-properties draw:fill="none" draw:stroke="solid" svg:stroke-width="0.01389in" svg:stroke-color="#a6a278" svg:stroke-opacity="100%"/>
    </style:style>
    <style:style style:family="graphic" style:name="a596">
      <style:graphic-properties draw:fill="none" draw:stroke="solid" svg:stroke-width="0.01389in" svg:stroke-color="#a6a278" draw:marker-end="a595" svg:stroke-opacity="100%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none" draw:stroke="solid" svg:stroke-width="0.01389in" svg:stroke-color="#a6a278" draw:marker-end="a660" svg:stroke-opacity="100%"/>
    </style:style>
    <style:style style:family="graphic" style:name="a614">
      <style:graphic-properties draw:fill="none" draw:stroke="solid" svg:stroke-width="0.01389in" svg:stroke-color="#a6a278" draw:marker-end="a613" svg:stroke-opacity="100%"/>
    </style:style>
    <style:style style:family="graphic" style:name="a663">
      <style:graphic-properties draw:fill="none" draw:stroke="solid" svg:stroke-width="0.01389in" svg:stroke-color="#a6a278" draw:marker-end="a662" svg:stroke-opacity="100%"/>
    </style:style>
    <style:style style:family="graphic" style:name="a616">
      <style:graphic-properties draw:fill="none" draw:stroke="solid" svg:stroke-width="0.01389in" svg:stroke-color="#a6a278" draw:marker-end="a615" svg:stroke-opacity="100%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draw:fill="none" draw:stroke="solid" svg:stroke-width="0.01389in" svg:stroke-color="#a6a278" draw:marker-end="a617" svg:stroke-opacity="100%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.25001in" fo:padding-right="0.25001in" draw:textarea-vertical-align="middle" draw:textarea-horizontal-align="center" draw:fill="none" draw:stroke="solid" svg:stroke-width="0.02778in" svg:stroke-color="#868362" svg:stroke-opacity="100%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1964in" fo:padding-bottom="0.01964in" fo:padding-left="0.01964in" fo:padding-right="0.0196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.25001in" fo:padding-right="0.25001in" draw:textarea-vertical-align="middle" draw:textarea-horizontal-align="center" draw:fill="none" draw:stroke="solid" svg:stroke-width="0.02778in" svg:stroke-color="#999570" svg:stroke-opacity="100%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.46491in" fo:padding-right="0.46491in" draw:textarea-vertical-align="middle" draw:textarea-horizontal-align="center" draw:fill="none" draw:stroke="solid" svg:stroke-width="0.02778in" svg:stroke-color="#999570" svg:stroke-opacity="100%" draw:auto-grow-width="false" draw:auto-grow-height="false"/>
      <style:paragraph-properties style:font-independent-line-spacing="true" style:writing-mode="lr-tb"/>
    </style:style>
    <style:style style:family="drawing-page" style:name="a550">
      <style:drawing-page-properties draw:fill="gradient" draw:fill-gradient-name="a549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131in" fo:padding-bottom="0.131in" fo:padding-left="0.25714in" fo:padding-right="0.25714in" draw:textarea-vertical-align="middle" draw:textarea-horizontal-align="center" draw:fill="solid" draw:fill-color="#a9a57c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in" fo:padding-bottom="0in" fo:padding-left="0.25001in" fo:padding-right="0.25001in" draw:textarea-vertical-align="middle" draw:textarea-horizontal-align="center" draw:fill="none" draw:stroke="solid" svg:stroke-width="0.02778in" svg:stroke-color="#999570" svg:stroke-opacity="100%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solid" svg:stroke-width="0.02778in" svg:stroke-color="#7b7859" svg:stroke-opacity="100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466" draw:master-page-name="Master1-Layout1-title-Title-Slide" presentation:presentation-page-layout-name="Master1-PPL1">
        <draw:g draw:name="Diagram 5" draw:id="id110" draw:style-name="a547">
          <svg:title/>
          <svg:desc/>
          <draw:custom-shape svg:x="1.66992in" svg:y="3.78784in" svg:width="1.00911in" svg:height="0.50456in" draw:id="id87" draw:style-name="a470">
            <svg:title/>
            <svg:desc/>
            <text:p text:style-name="a469" text:class-names="" text:cond-style-name=""><text:span text:style-name="a467" text:class-names="">Incoming Call</text:span><text:span text:style-name="a468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95941in" svg:height="0.02235in" draw:id="id88" draw:style-name="a473" draw:transform="translate(-0.4797in -0.01117in) rotate(-5.14663) translate(2.88086in 3.60494in)">
            <svg:title/>
            <svg:desc/>
            <text:p text:style-name="a472" text:class-names="" text:cond-style-name=""><text:span text:style-name="a471" text:class-names=""/></text:p>
            <draw:enhanced-geometry xmlns:dr3d="urn:oasis:names:tc:opendocument:xmlns:dr3d:1.0" draw:type="non-primitive" svg:viewBox="0 0 877280 20434" draw:enhanced-path="M 0 10217 L 87728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280"/>
              <draw:equation draw:name="f7" draw:formula="?f4 / 20434"/>
              <draw:equation draw:name="f8" draw:formula="0 * ?f5 / 877280"/>
              <draw:equation draw:name="f9" draw:formula="10217 * ?f4 / 20434"/>
              <draw:equation draw:name="f10" draw:formula="877280 * ?f5 / 87728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3.08268in" svg:y="2.91748in" svg:width="1.00911in" svg:height="0.50456in" draw:id="id89" draw:style-name="a477">
            <svg:title/>
            <svg:desc/>
            <text:p text:style-name="a476" text:class-names="" text:cond-style-name=""><text:span text:style-name="a474" text:class-names="">Transfer</text:span><text:span text:style-name="a475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49709in" svg:height="0.02235in" draw:id="id90" draw:style-name="a480" draw:transform="translate(-0.24855in -0.01117in) rotate(-5.65999) translate(2.88086in 3.89506in)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type="non-primitive" svg:viewBox="0 0 454540 20434" draw:enhanced-path="M 0 10217 L 45454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4540"/>
              <draw:equation draw:name="f7" draw:formula="?f4 / 20434"/>
              <draw:equation draw:name="f8" draw:formula="0 * ?f5 / 454540"/>
              <draw:equation draw:name="f9" draw:formula="10217 * ?f4 / 20434"/>
              <draw:equation draw:name="f10" draw:formula="454540 * ?f5 / 45454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3.08268in" svg:y="3.49772in" svg:width="1.00911in" svg:height="0.50456in" draw:id="id91" draw:style-name="a484">
            <svg:title/>
            <svg:desc/>
            <text:p text:style-name="a483" text:class-names="" text:cond-style-name=""><text:span text:style-name="a481" text:class-names="">New Support Request</text:span><text:span text:style-name="a482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49709in" svg:height="0.02235in" draw:id="id92" draw:style-name="a487" draw:transform="translate(-0.24855in -0.01117in) rotate(-5.65999) translate(4.29362in 3.60494in)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type="non-primitive" svg:viewBox="0 0 454540 20434" draw:enhanced-path="M 0 10217 L 45454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4540"/>
              <draw:equation draw:name="f7" draw:formula="?f4 / 20434"/>
              <draw:equation draw:name="f8" draw:formula="0 * ?f5 / 454540"/>
              <draw:equation draw:name="f9" draw:formula="10217 * ?f4 / 20434"/>
              <draw:equation draw:name="f10" draw:formula="454540 * ?f5 / 45454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49544in" svg:y="3.2076in" svg:width="1.00911in" svg:height="0.50456in" draw:id="id93" draw:style-name="a491">
            <svg:title/>
            <svg:desc/>
            <text:p text:style-name="a490" text:class-names="" text:cond-style-name=""><text:span text:style-name="a488" text:class-names="">Resolve Request</text:span><text:span text:style-name="a489" text:class-names=""/></text:p>
            <draw:enhanced-geometry xmlns:dr3d="urn:oasis:names:tc:opendocument:xmlns:dr3d:1.0" draw:type="non-primitive" svg:viewBox="0 0 10000 10000" draw:enhanced-path="M 0 5000 L 5000 0 10000 5000 5000 10000 0 500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00"/>
              <draw:equation draw:name="f7" draw:formula="?f4 / 10000"/>
              <draw:equation draw:name="f8" draw:formula="0 * ?f5 / 10000"/>
              <draw:equation draw:name="f9" draw:formula="5000 * ?f4 / 10000"/>
              <draw:equation draw:name="f10" draw:formula="5000 * ?f5 / 10000"/>
              <draw:equation draw:name="f11" draw:formula="0 * ?f4 / 10000"/>
              <draw:equation draw:name="f12" draw:formula="10000 * ?f5 / 10000"/>
              <draw:equation draw:name="f13" draw:formula="10000 * ?f4 / 100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95941in" svg:height="0.02235in" draw:id="id94" draw:style-name="a494" draw:transform="translate(-0.4797in -0.01117in) rotate(-5.14663) translate(5.70638in 3.0247in)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877280 20434" draw:enhanced-path="M 0 10217 L 87728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280"/>
              <draw:equation draw:name="f7" draw:formula="?f4 / 20434"/>
              <draw:equation draw:name="f8" draw:formula="0 * ?f5 / 877280"/>
              <draw:equation draw:name="f9" draw:formula="10217 * ?f4 / 20434"/>
              <draw:equation draw:name="f10" draw:formula="877280 * ?f5 / 87728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5.9082in" svg:y="2.33724in" svg:width="1.00911in" svg:height="0.50456in" draw:id="id95" draw:style-name="a498">
            <svg:title/>
            <svg:desc/>
            <text:p text:style-name="a497" text:class-names="" text:cond-style-name=""><text:span text:style-name="a495" text:class-names="">Hardware Support</text:span><text:span text:style-name="a496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94953in" svg:height="0.02235in" draw:id="id96" draw:style-name="a501" draw:transform="translate(-0.47476in -0.01117in) rotate(-1.12793) translate(7.12077in 3.01848in)">
            <svg:title/>
            <svg:desc/>
            <text:p text:style-name="a500" text:class-names="" text:cond-style-name=""><text:span text:style-name="a499" text:class-names=""/></text:p>
            <draw:enhanced-geometry xmlns:dr3d="urn:oasis:names:tc:opendocument:xmlns:dr3d:1.0" draw:type="non-primitive" svg:viewBox="0 0 868247 20434" draw:enhanced-path="M 0 10217 L 868247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8247"/>
              <draw:equation draw:name="f7" draw:formula="?f4 / 20434"/>
              <draw:equation draw:name="f8" draw:formula="0 * ?f5 / 868247"/>
              <draw:equation draw:name="f9" draw:formula="10217 * ?f4 / 20434"/>
              <draw:equation draw:name="f10" draw:formula="868247 * ?f5 / 868247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7.32422in" svg:y="3.19516in" svg:width="1.00911in" svg:height="0.50456in" draw:id="id97" draw:style-name="a505">
            <svg:title/>
            <svg:desc/>
            <text:p text:style-name="a504" text:class-names="" text:cond-style-name=""><text:span text:style-name="a502" text:class-names="">Close Ticket</text:span><text:span text:style-name="a503" text:class-names=""/></text:p>
            <draw:enhanced-geometry xmlns:dr3d="urn:oasis:names:tc:opendocument:xmlns:dr3d:1.0" draw:type="non-primitive" svg:viewBox="0 0 922734 461367" draw:enhanced-path="M 0 230684 L 461367 0 922734 230684 461367 461367 0 230684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230684 * ?f4 / 461367"/>
              <draw:equation draw:name="f10" draw:formula="461367 * ?f5 / 922734"/>
              <draw:equation draw:name="f11" draw:formula="0 * ?f4 / 461367"/>
              <draw:equation draw:name="f12" draw:formula="922734 * ?f5 / 922734"/>
              <draw:equation draw:name="f13" draw:formula="461367 * ?f4 / 46136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49709in" svg:height="0.02235in" draw:id="id98" draw:style-name="a508" draw:transform="translate(-0.24855in -0.01117in) rotate(-5.65999) translate(5.70638in 3.31482in)">
            <svg:title/>
            <svg:desc/>
            <text:p text:style-name="a507" text:class-names="" text:cond-style-name=""><text:span text:style-name="a506" text:class-names=""/></text:p>
            <draw:enhanced-geometry xmlns:dr3d="urn:oasis:names:tc:opendocument:xmlns:dr3d:1.0" draw:type="non-primitive" svg:viewBox="0 0 454540 20434" draw:enhanced-path="M 0 10217 L 45454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4540"/>
              <draw:equation draw:name="f7" draw:formula="?f4 / 20434"/>
              <draw:equation draw:name="f8" draw:formula="0 * ?f5 / 454540"/>
              <draw:equation draw:name="f9" draw:formula="10217 * ?f4 / 20434"/>
              <draw:equation draw:name="f10" draw:formula="454540 * ?f5 / 45454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5.9082in" svg:y="2.91748in" svg:width="1.00911in" svg:height="0.50456in" draw:id="id99" draw:style-name="a512">
            <svg:title/>
            <svg:desc/>
            <text:p text:style-name="a511" text:class-names="" text:cond-style-name=""><text:span text:style-name="a509" text:class-names="">Software Support</text:span><text:span text:style-name="a510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49709in" svg:height="0.02235in" draw:id="id100" draw:style-name="a515" draw:transform="translate(-0.24855in -0.01117in) rotate(-0.6232) translate(5.70638in 3.60494in)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type="non-primitive" svg:viewBox="0 0 454540 20434" draw:enhanced-path="M 0 10217 L 45454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4540"/>
              <draw:equation draw:name="f7" draw:formula="?f4 / 20434"/>
              <draw:equation draw:name="f8" draw:formula="0 * ?f5 / 454540"/>
              <draw:equation draw:name="f9" draw:formula="10217 * ?f4 / 20434"/>
              <draw:equation draw:name="f10" draw:formula="454540 * ?f5 / 45454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5.9082in" svg:y="3.49772in" svg:width="1.00911in" svg:height="0.50456in" draw:id="id101" draw:style-name="a519">
            <svg:title/>
            <svg:desc/>
            <text:p text:style-name="a518" text:class-names="" text:cond-style-name=""><text:span text:style-name="a516" text:class-names="">Installation</text:span><text:span text:style-name="a517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95941in" svg:height="0.02235in" draw:id="id102" draw:style-name="a522" draw:transform="translate(-0.4797in -0.01117in) rotate(-1.13655) translate(5.70638in 3.89506in)">
            <svg:title/>
            <svg:desc/>
            <text:p text:style-name="a521" text:class-names="" text:cond-style-name=""><text:span text:style-name="a520" text:class-names=""/></text:p>
            <draw:enhanced-geometry xmlns:dr3d="urn:oasis:names:tc:opendocument:xmlns:dr3d:1.0" draw:type="non-primitive" svg:viewBox="0 0 877280 20434" draw:enhanced-path="M 0 10217 L 87728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280"/>
              <draw:equation draw:name="f7" draw:formula="?f4 / 20434"/>
              <draw:equation draw:name="f8" draw:formula="0 * ?f5 / 877280"/>
              <draw:equation draw:name="f9" draw:formula="10217 * ?f4 / 20434"/>
              <draw:equation draw:name="f10" draw:formula="877280 * ?f5 / 87728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5.9082in" svg:y="4.07796in" svg:width="1.00911in" svg:height="0.50456in" draw:id="id103" draw:style-name="a526">
            <svg:title/>
            <svg:desc/>
            <text:p text:style-name="a525" text:class-names="" text:cond-style-name=""><text:span text:style-name="a523" text:class-names="">Upgrades</text:span><text:span text:style-name="a524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49709in" svg:height="0.02235in" draw:id="id104" draw:style-name="a529" draw:transform="translate(-0.24855in -0.01117in) rotate(-0.6232) translate(4.29362in 3.89506in)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type="non-primitive" svg:viewBox="0 0 454540 20434" draw:enhanced-path="M 0 10217 L 45454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4540"/>
              <draw:equation draw:name="f7" draw:formula="?f4 / 20434"/>
              <draw:equation draw:name="f8" draw:formula="0 * ?f5 / 454540"/>
              <draw:equation draw:name="f9" draw:formula="10217 * ?f4 / 20434"/>
              <draw:equation draw:name="f10" draw:formula="454540 * ?f5 / 45454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49544in" svg:y="3.78784in" svg:width="1.00911in" svg:height="0.50456in" draw:id="id105" draw:style-name="a532">
            <svg:title/>
            <svg:desc/>
            <text:p text:style-name="a531" text:class-names="" text:cond-style-name=""><text:span text:style-name="a530" text:class-names=""/></text:p>
            <draw:enhanced-geometry xmlns:dr3d="urn:oasis:names:tc:opendocument:xmlns:dr3d:1.0" draw:type="non-primitive" svg:viewBox="0 0 10000 10000" draw:enhanced-path="M 0 5000 L 5000 0 10000 5000 5000 10000 0 500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00"/>
              <draw:equation draw:name="f7" draw:formula="?f4 / 10000"/>
              <draw:equation draw:name="f8" draw:formula="0 * ?f5 / 10000"/>
              <draw:equation draw:name="f9" draw:formula="5000 * ?f4 / 10000"/>
              <draw:equation draw:name="f10" draw:formula="5000 * ?f5 / 10000"/>
              <draw:equation draw:name="f11" draw:formula="0 * ?f4 / 10000"/>
              <draw:equation draw:name="f12" draw:formula="10000 * ?f5 / 10000"/>
              <draw:equation draw:name="f13" draw:formula="10000 * ?f4 / 100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49709in" svg:height="0.02235in" draw:id="id106" draw:style-name="a535" draw:transform="translate(-0.24855in -0.01117in) rotate(-0.6232) translate(2.88086in 4.18518in)">
            <svg:title/>
            <svg:desc/>
            <text:p text:style-name="a534" text:class-names="" text:cond-style-name=""><text:span text:style-name="a533" text:class-names=""/></text:p>
            <draw:enhanced-geometry xmlns:dr3d="urn:oasis:names:tc:opendocument:xmlns:dr3d:1.0" draw:type="non-primitive" svg:viewBox="0 0 454540 20434" draw:enhanced-path="M 0 10217 L 45454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4540"/>
              <draw:equation draw:name="f7" draw:formula="?f4 / 20434"/>
              <draw:equation draw:name="f8" draw:formula="0 * ?f5 / 454540"/>
              <draw:equation draw:name="f9" draw:formula="10217 * ?f4 / 20434"/>
              <draw:equation draw:name="f10" draw:formula="454540 * ?f5 / 45454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3.08268in" svg:y="4.07796in" svg:width="1.00911in" svg:height="0.50456in" draw:id="id107" draw:style-name="a539">
            <svg:title/>
            <svg:desc/>
            <text:p text:style-name="a538" text:class-names="" text:cond-style-name=""><text:span text:style-name="a536" text:class-names="">Existing Support Request</text:span><text:span text:style-name="a537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95941in" svg:height="0.02235in" draw:id="id108" draw:style-name="a542" draw:transform="translate(-0.4797in -0.01117in) rotate(-1.13655) translate(2.88086in 4.4753in)">
            <svg:title/>
            <svg:desc/>
            <text:p text:style-name="a541" text:class-names="" text:cond-style-name=""><text:span text:style-name="a540" text:class-names=""/></text:p>
            <draw:enhanced-geometry xmlns:dr3d="urn:oasis:names:tc:opendocument:xmlns:dr3d:1.0" draw:type="non-primitive" svg:viewBox="0 0 877280 20434" draw:enhanced-path="M 0 10217 L 877280 10217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7280"/>
              <draw:equation draw:name="f7" draw:formula="?f4 / 20434"/>
              <draw:equation draw:name="f8" draw:formula="0 * ?f5 / 877280"/>
              <draw:equation draw:name="f9" draw:formula="10217 * ?f4 / 20434"/>
              <draw:equation draw:name="f10" draw:formula="877280 * ?f5 / 877280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3.08268in" svg:y="4.6582in" svg:width="1.00911in" svg:height="0.50456in" draw:id="id109" draw:style-name="a546">
            <svg:title/>
            <svg:desc/>
            <text:p text:style-name="a545" text:class-names="" text:cond-style-name=""><text:span text:style-name="a543" text:class-names="">Other</text:span><text:span text:style-name="a544" text:class-names=""/></text:p>
            <draw:enhanced-geometry xmlns:dr3d="urn:oasis:names:tc:opendocument:xmlns:dr3d:1.0" draw:type="non-primitive" svg:viewBox="0 0 922734 461367" draw:enhanced-path="M 0 46137 C 0 20656 20656 0 46137 0 L 876597 0 C 902078 0 922734 20656 922734 46137 L 922734 415230 C 922734 440711 902078 461367 876597 461367 L 46137 461367 C 20656 461367 0 440711 0 415230 L 0 461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2734"/>
              <draw:equation draw:name="f7" draw:formula="?f4 / 461367"/>
              <draw:equation draw:name="f8" draw:formula="0 * ?f5 / 922734"/>
              <draw:equation draw:name="f9" draw:formula="46137 * ?f4 / 461367"/>
              <draw:equation draw:name="f10" draw:formula="46137 * ?f5 / 922734"/>
              <draw:equation draw:name="f11" draw:formula="0 * ?f4 / 461367"/>
              <draw:equation draw:name="f12" draw:formula="876597 * ?f5 / 922734"/>
              <draw:equation draw:name="f13" draw:formula="922734 * ?f5 / 922734"/>
              <draw:equation draw:name="f14" draw:formula="415230 * ?f4 / 461367"/>
              <draw:equation draw:name="f15" draw:formula="461367 * ?f4 / 4613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connector draw:type="line" svg:x1="4.60626in" svg:y1="3.435in" svg:x2="4.13376in" svg:y2="3.12001in" draw:id="id111" draw:style-name="a548" draw:name="Straight Connector 26">
          <svg:title/>
          <svg:desc/>
        </draw:connector>
      </draw:page>
      <draw:page draw:name="Slide2" draw:style-name="a550" draw:master-page-name="Master1-Layout2-obj-Title-and-Content" presentation:presentation-page-layout-name="Master1-PPL2">
        <draw:custom-shape svg:x="0.22817in" svg:y="3.04097in" svg:width="1.18123in" svg:height="0.53988in" draw:id="id112" draw:style-name="a554" draw:name="Rectangle 3">
          <svg:title/>
          <svg:desc/>
          <text:p text:style-name="a553" text:class-names="" text:cond-style-name=""><text:span text:style-name="a551" text:class-names="">Incoming Call</text:span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8861in" svg:y="1.62378in" svg:width="1.18123in" svg:height="0.55124in" draw:id="id113" draw:style-name="a558" draw:name="Rectangle 4">
          <svg:title/>
          <svg:desc/>
          <text:p text:style-name="a557" text:class-names="" text:cond-style-name=""><text:span text:style-name="a555" text:class-names="">Transfer</text:span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8861in" svg:y="2.63749in" svg:width="1.18123in" svg:height="0.55124in" draw:id="id114" draw:style-name="a562" draw:name="Rectangle 5">
          <svg:title/>
          <svg:desc/>
          <text:p text:style-name="a561" text:class-names="" text:cond-style-name=""><text:span text:style-name="a559" text:class-names="">New Support Request</text:span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1878in" svg:y1="3.04097in" draw:start-shape="id112" draw:start-glue-point="0" svg:x2="0.81878in" svg:y2="1.87834in" draw:id="id115" draw:style-name="a564" draw:name="Straight Arrow Connector 7">
          <svg:title/>
          <svg:desc/>
        </draw:connector>
        <draw:connector draw:type="line" svg:x1="0.83019in" svg:y1="1.8994in" svg:x2="1.98861in" svg:y2="1.8994in" draw:end-shape="id113" draw:end-glue-point="3" draw:id="id116" draw:style-name="a566" draw:name="Straight Arrow Connector 9">
          <svg:title/>
          <svg:desc/>
        </draw:connector>
        <draw:connector draw:type="line" svg:x1="1.4094in" svg:y1="3.31091in" draw:start-shape="id112" draw:start-glue-point="1" svg:x2="1.98861in" svg:y2="2.91311in" draw:end-shape="id114" draw:end-glue-point="3" draw:id="id117" draw:style-name="a568" draw:name="Straight Arrow Connector 12">
          <svg:title/>
          <svg:desc/>
        </draw:connector>
        <draw:custom-shape svg:x="1.98861in" svg:y="3.34551in" svg:width="1.18123in" svg:height="0.55124in" draw:id="id118" draw:style-name="a572" draw:name="Rectangle 30">
          <svg:title/>
          <svg:desc/>
          <text:p text:style-name="a571" text:class-names="" text:cond-style-name=""><text:span text:style-name="a569" text:class-names="">Existing Support Request</text:span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8861in" svg:y="4.065in" svg:width="1.18123in" svg:height="0.55124in" draw:id="id119" draw:style-name="a576" draw:name="Rectangle 31">
          <svg:title/>
          <svg:desc/>
          <text:p text:style-name="a575" text:class-names="" text:cond-style-name=""><text:span text:style-name="a573" text:class-names="">Other</text:span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1878in" svg:y1="3.58085in" draw:start-shape="id112" draw:start-glue-point="2" svg:x2="0.81878in" svg:y2="4.31956in" draw:id="id120" draw:style-name="a578" draw:name="Straight Arrow Connector 42">
          <svg:title/>
          <svg:desc/>
        </draw:connector>
        <draw:connector draw:type="line" svg:x1="0.83019in" svg:y1="4.34062in" svg:x2="1.98861in" svg:y2="4.34062in" draw:end-shape="id119" draw:end-glue-point="3" draw:id="id121" draw:style-name="a580" draw:name="Straight Arrow Connector 45">
          <svg:title/>
          <svg:desc/>
        </draw:connector>
        <draw:connector draw:type="line" svg:x1="1.4094in" svg:y1="3.31091in" draw:start-shape="id112" draw:start-glue-point="1" svg:x2="1.98861in" svg:y2="3.62113in" draw:end-shape="id118" draw:end-glue-point="3" draw:id="id122" draw:style-name="a582" draw:name="Straight Arrow Connector 48">
          <svg:title/>
          <svg:desc/>
        </draw:connector>
        <draw:connector draw:type="line" svg:x1="2.57923in" svg:y1="4.61624in" draw:start-shape="id119" draw:start-glue-point="2" svg:x2="3.66528in" svg:y2="5.37159in" draw:end-shape="id123" draw:end-glue-point="0" draw:id="id124" draw:style-name="a584" draw:name="Straight Arrow Connector 50">
          <svg:title/>
          <svg:desc/>
        </draw:connector>
        <draw:custom-shape svg:x="3.07466in" svg:y="5.37159in" svg:width="1.18123in" svg:height="0.55124in" draw:id="id123" draw:style-name="a588" draw:name="Rectangle 54">
          <svg:title/>
          <svg:desc/>
          <text:p text:style-name="a587" text:class-names="" text:cond-style-name=""><text:span text:style-name="a585" text:class-names="">Other</text:span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4716in" svg:y="2.53989in" svg:width="1.41748in" svg:height="1.41604in" draw:id="id126" draw:style-name="a592" draw:name="Diamond 65">
          <svg:title/>
          <svg:desc/>
          <text:p text:style-name="a591" text:class-names="" text:cond-style-name="" text:id="id125"><text:span text:style-name="a589" text:class-names="">Resolve Request</text:span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3.16985in" svg:y1="2.91311in" draw:start-shape="id114" draw:start-glue-point="1" svg:x2="3.54716in" svg:y2="3.2479in" draw:end-shape="id126" draw:end-glue-point="3" draw:id="id127" draw:style-name="a594" draw:name="Straight Arrow Connector 67">
          <svg:title/>
          <svg:desc/>
        </draw:connector>
        <draw:connector draw:type="line" svg:x1="3.16985in" svg:y1="3.62113in" draw:start-shape="id118" draw:start-glue-point="1" svg:x2="3.54716in" svg:y2="3.2479in" draw:end-shape="id126" draw:end-glue-point="3" draw:id="id128" draw:style-name="a596" draw:name="Straight Arrow Connector 70">
          <svg:title/>
          <svg:desc/>
        </draw:connector>
        <draw:custom-shape svg:x="5.12213in" svg:y="1.95222in" svg:width="1.18123in" svg:height="0.55124in" draw:id="id129" draw:style-name="a600" draw:name="Rectangle 72">
          <svg:title/>
          <svg:desc/>
          <text:p text:style-name="a599" text:class-names="" text:cond-style-name=""><text:span text:style-name="a597" text:class-names="">Hardware Support</text:span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213in" svg:y="2.63615in" svg:width="1.18123in" svg:height="0.55124in" draw:id="id130" draw:style-name="a604" draw:name="Rectangle 73">
          <svg:title/>
          <svg:desc/>
          <text:p text:style-name="a603" text:class-names="" text:cond-style-name=""><text:span text:style-name="a601" text:class-names="">Software Support</text:span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213in" svg:y="3.31091in" svg:width="1.18123in" svg:height="0.55124in" draw:id="id131" draw:style-name="a608" draw:name="Rectangle 74">
          <svg:title/>
          <svg:desc/>
          <text:p text:style-name="a607" text:class-names="" text:cond-style-name=""><text:span text:style-name="a605" text:class-names="">Installation</text:span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213in" svg:y="3.95114in" svg:width="1.18123in" svg:height="0.55124in" draw:id="id132" draw:style-name="a612" draw:name="Rectangle 75">
          <svg:title/>
          <svg:desc/>
          <text:p text:style-name="a611" text:class-names="" text:cond-style-name=""><text:span text:style-name="a609" text:class-names="">Upgrades</text:span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96464in" svg:y1="3.2479in" draw:start-shape="id126" draw:start-glue-point="1" svg:x2="5.12213in" svg:y2="2.22784in" draw:end-shape="id129" draw:end-glue-point="3" draw:id="id133" draw:style-name="a614" draw:name="Straight Arrow Connector 76">
          <svg:title/>
          <svg:desc/>
        </draw:connector>
        <draw:connector draw:type="line" svg:x1="4.96464in" svg:y1="3.2479in" draw:start-shape="id126" draw:start-glue-point="1" svg:x2="5.12213in" svg:y2="2.91177in" draw:end-shape="id130" draw:end-glue-point="3" draw:id="id134" draw:style-name="a616" draw:name="Straight Arrow Connector 79">
          <svg:title/>
          <svg:desc/>
        </draw:connector>
        <draw:connector draw:type="line" svg:x1="4.96464in" svg:y1="3.2479in" draw:start-shape="id126" draw:start-glue-point="1" svg:x2="5.12213in" svg:y2="3.58653in" draw:end-shape="id131" draw:end-glue-point="3" draw:id="id135" draw:style-name="a618" draw:name="Straight Arrow Connector 82">
          <svg:title/>
          <svg:desc/>
        </draw:connector>
        <draw:connector draw:type="line" svg:x1="4.96464in" svg:y1="3.2479in" draw:start-shape="id126" draw:start-glue-point="1" svg:x2="5.12213in" svg:y2="4.22677in" draw:end-shape="id132" draw:end-glue-point="3" draw:id="id136" draw:style-name="a620" draw:name="Straight Arrow Connector 85">
          <svg:title/>
          <svg:desc/>
        </draw:connector>
        <draw:custom-shape svg:x="6.69711in" svg:y="2.53989in" svg:width="1.41748in" svg:height="1.41604in" draw:id="id137" draw:style-name="a625" draw:name="Diamond 88">
          <svg:title/>
          <svg:desc/>
          <text:p text:style-name="a622" text:class-names="" text:cond-style-name=""><text:span text:style-name="a621" text:class-names="">Issue Resolved?</text:span></text:p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6.30337in" svg:y1="2.22784in" draw:start-shape="id129" draw:start-glue-point="1" svg:x2="6.69711in" svg:y2="3.2479in" draw:end-shape="id137" draw:end-glue-point="3" draw:id="id138" draw:style-name="a627" draw:name="Straight Arrow Connector 89">
          <svg:title/>
          <svg:desc/>
        </draw:connector>
        <draw:connector draw:type="line" svg:x1="6.30337in" svg:y1="2.91177in" draw:start-shape="id130" draw:start-glue-point="1" svg:x2="6.69711in" svg:y2="3.2479in" draw:end-shape="id137" draw:end-glue-point="3" draw:id="id139" draw:style-name="a629" draw:name="Straight Arrow Connector 92">
          <svg:title/>
          <svg:desc/>
        </draw:connector>
        <draw:connector draw:type="line" svg:x1="6.30337in" svg:y1="3.58653in" draw:start-shape="id131" draw:start-glue-point="1" svg:x2="6.69711in" svg:y2="3.2479in" draw:end-shape="id137" draw:end-glue-point="3" draw:id="id140" draw:style-name="a631" draw:name="Straight Arrow Connector 95">
          <svg:title/>
          <svg:desc/>
        </draw:connector>
        <draw:connector draw:type="line" svg:x1="6.30337in" svg:y1="4.22677in" draw:start-shape="id132" draw:start-glue-point="1" svg:x2="6.69711in" svg:y2="3.2479in" draw:end-shape="id137" draw:end-glue-point="3" draw:id="id141" draw:style-name="a633" draw:name="Straight Arrow Connector 99">
          <svg:title/>
          <svg:desc/>
        </draw:connector>
        <draw:custom-shape svg:x="8.06838in" svg:y="4.04716in" svg:width="0.39374in" svg:height="0.35921in" draw:id="id142" draw:style-name="a637" draw:name="Rectangle 147">
          <svg:title/>
          <svg:desc/>
          <text:p text:style-name="a636" text:class-names="" text:cond-style-name=""><text:span text:style-name="a634" text:class-names="">No</text:span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6838in" svg:y="2.04823in" svg:width="0.39374in" svg:height="0.35921in" draw:id="id143" draw:style-name="a641" draw:name="Rectangle 148">
          <svg:title/>
          <svg:desc/>
          <text:p text:style-name="a640" text:class-names="" text:cond-style-name=""><text:span text:style-name="a638" text:class-names="">Yes</text:span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0585in" svg:y1="2.53989in" draw:start-shape="id137" draw:start-glue-point="0" svg:x2="8.06838in" svg:y2="2.22784in" draw:end-shape="id143" draw:end-glue-point="3" draw:id="id144" draw:style-name="a643" draw:name="Straight Arrow Connector 150">
          <svg:title/>
          <svg:desc/>
        </draw:connector>
        <draw:connector draw:type="line" svg:x1="7.40585in" svg:y1="3.95592in" draw:start-shape="id137" draw:start-glue-point="2" svg:x2="8.06838in" svg:y2="4.22677in" draw:end-shape="id142" draw:end-glue-point="3" draw:id="id145" draw:style-name="a645" draw:name="Straight Arrow Connector 155">
          <svg:title/>
          <svg:desc/>
        </draw:connector>
        <draw:custom-shape svg:x="7.67464in" svg:y="5.37159in" svg:width="1.18123in" svg:height="0.55124in" draw:id="id146" draw:style-name="a649" draw:name="Rectangle 160">
          <svg:title/>
          <svg:desc/>
          <text:p text:style-name="a648" text:class-names="" text:cond-style-name=""><text:span text:style-name="a646" text:class-names="">Call-back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7464in" svg:y="1.3271in" svg:width="1.18123in" svg:height="0.55124in" draw:id="id147" draw:style-name="a653" draw:name="Rectangle 161">
          <svg:title/>
          <svg:desc/>
          <text:p text:style-name="a652" text:class-names="" text:cond-style-name=""><text:span text:style-name="a650" text:class-names="">Ticket Closed</text:span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26526in" svg:y1="2.04823in" draw:start-shape="id143" draw:start-glue-point="0" svg:x2="8.26526in" svg:y2="1.87834in" draw:end-shape="id147" draw:end-glue-point="2" draw:id="id148" draw:style-name="a655" draw:name="Straight Arrow Connector 163">
          <svg:title/>
          <svg:desc/>
        </draw:connector>
        <draw:connector draw:type="line" svg:x1="8.26526in" svg:y1="4.40637in" draw:start-shape="id142" draw:start-glue-point="2" svg:x2="8.26526in" svg:y2="5.37159in" draw:end-shape="id146" draw:end-glue-point="0" draw:id="id149" draw:style-name="a657" draw:name="Straight Arrow Connector 166">
          <svg:title/>
          <svg:desc/>
        </draw:connector>
        <draw:connector draw:type="line" svg:x1="7.67464in" svg:y1="5.64721in" draw:start-shape="id146" draw:start-glue-point="3" svg:x2="6.57498in" svg:y2="5.64721in" draw:id="id150" draw:style-name="a659" draw:name="Straight Arrow Connector 169">
          <svg:title/>
          <svg:desc/>
        </draw:connector>
        <draw:connector draw:type="line" svg:x1="8.26526in" svg:y1="5.92283in" draw:start-shape="id146" draw:start-glue-point="2" svg:x2="8.24988in" svg:y2="6.63322in" draw:end-shape="id151" draw:end-glue-point="0" draw:id="id152" draw:style-name="a661" draw:name="Straight Arrow Connector 172">
          <svg:title/>
          <svg:desc/>
        </draw:connector>
        <draw:connector draw:type="line" svg:x1="6.57498in" svg:y1="5.64721in" svg:x2="6.57498in" svg:y2="6.63322in" draw:end-shape="id153" draw:end-glue-point="0" draw:id="id154" draw:style-name="a663" draw:name="Straight Arrow Connector 175">
          <svg:title/>
          <svg:desc/>
        </draw:connector>
        <draw:custom-shape svg:x="5.98436in" svg:y="6.63322in" svg:width="1.18123in" svg:height="0.55124in" draw:id="id153" draw:style-name="a667" draw:name="Rectangle 177">
          <svg:title/>
          <svg:desc/>
          <text:p text:style-name="a666" text:class-names="" text:cond-style-name=""><text:span text:style-name="a664" text:class-names="">Escalate</text:span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5926in" svg:y="6.63322in" svg:width="1.18123in" svg:height="0.55124in" draw:id="id151" draw:style-name="a671" draw:name="Rectangle 181">
          <svg:title/>
          <svg:desc/>
          <text:p text:style-name="a670" text:class-names="" text:cond-style-name=""><text:span text:style-name="a668" text:class-names="">Ticket <text:s text:c="1"/>left open (Undesirable)</text:span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26" smil:attributeName="visibility" smil:to="visible" smil:begin="0.0s" smil:dur="0.001s" smil:fill="hold"/>
                  <anim:animate smil:targetElement="id126" smil:attributeName="x" smil:values="x;x" smil:keyTimes="0.0;1.0" smil:dur="0.5s" smil:fill="hold"/>
                  <anim:animate smil:targetElement="id126" smil:attributeName="y" smil:values="1+height/2;y" smil:keyTimes="0.0;1.0" smil:dur="0.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itle and Content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Section Header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Two Content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Comparison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Title Only">
      <presentation:placeholder presentation:object="title" svg:x="0.5in" svg:y="0.30035in" svg:width="8.33333in" svg:height="1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Blank"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Content with Caption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Picture with Caption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6in" svg:y="1.8in" svg:width="2.66667in" svg:height="0.4in"/>
      <presentation:placeholder presentation:object="page-number" svg:x="9.33048in" svg:y="6.17778in" svg:width="0.6in" svg:height="0.43333in"/>
      <presentation:placeholder presentation:object="footer" svg:x="8.29715in" svg:y="4.42778in" svg:width="2.58889in" svg:height="0.4in"/>
    </style:presentation-page-layout>
    <style:presentation-page-layout style:name="Master1-PPL10" style:display-name="Title and Vertical Text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Vertical Title and Text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default-style style:family="graphic">
      <style:graphic-properties draw:fill="solid" draw:fill-color="#a9a57c" draw:opacity="100%" draw:stroke="solid" svg:stroke-width="0.02778in" svg:stroke-color="#7b7859" svg:stroke-opacity="100%"/>
    </style:default-style>
    <draw:gradient draw:name="a262" draw:style="radial" draw:cx="80%" draw:cy="50%" draw:start-color="#ffffff" draw:end-color="#ffffff" draw:start-intensity="100%" draw:end-intensity="100%"/>
    <draw:gradient draw:name="a196" draw:style="radial" draw:cx="80%" draw:cy="50%" draw:start-color="#ffffff" draw:end-color="#ffffff" draw:start-intensity="100%" draw:end-intensity="100%"/>
    <draw:gradient draw:name="a69" draw:style="radial" draw:cx="80%" draw:cy="50%" draw:start-color="#ffffff" draw:end-color="#ffffff" draw:start-intensity="100%" draw:end-intensity="100%"/>
    <draw:gradient draw:name="a0" draw:style="radial" draw:cx="80%" draw:cy="50%" draw:start-color="#ffffff" draw:end-color="#ffffff" draw:start-intensity="100%" draw:end-intensity="100%"/>
    <draw:gradient draw:name="a138" draw:style="radial" draw:cx="80%" draw:cy="50%" draw:start-color="#ffffff" draw:end-color="#ffffff" draw:start-intensity="100%" draw:end-intensity="100%"/>
    <draw:gradient draw:name="a351" draw:style="radial" draw:cx="80%" draw:cy="50%" draw:start-color="#ffffff" draw:end-color="#ffffff" draw:start-intensity="100%" draw:end-intensity="100%"/>
    <draw:gradient draw:name="a41" draw:style="radial" draw:cx="80%" draw:cy="50%" draw:start-color="#ffffff" draw:end-color="#ffffff" draw:start-intensity="100%" draw:end-intensity="100%"/>
    <draw:gradient draw:name="a549" draw:style="radial" draw:cx="80%" draw:cy="50%" draw:start-color="#ffffff" draw:end-color="#ffffff" draw:start-intensity="100%" draw:end-intensity="100%"/>
    <draw:gradient draw:name="a286" draw:style="radial" draw:cx="80%" draw:cy="50%" draw:start-color="#ffffff" draw:end-color="#ffffff" draw:start-intensity="100%" draw:end-intensity="100%"/>
    <draw:gradient draw:name="a424" draw:style="radial" draw:cx="80%" draw:cy="50%" draw:start-color="#ffffff" draw:end-color="#ffffff" draw:start-intensity="100%" draw:end-intensity="100%"/>
    <draw:gradient draw:name="a465" draw:style="radial" draw:cx="80%" draw:cy="50%" draw:start-color="#ffffff" draw:end-color="#ffffff" draw:start-intensity="100%" draw:end-intensity="100%"/>
    <draw:gradient draw:name="a110" draw:style="radial" draw:cx="80%" draw:cy="50%" draw:start-color="#ffffff" draw:end-color="#ffffff" draw:start-intensity="100%" draw:end-intensity="100%"/>
    <draw:gradient draw:name="a306" draw:style="radial" draw:cx="80%" draw:cy="50%" draw:start-color="#ffffff" draw:end-color="#ffffff" draw:start-intensity="100%" draw:end-intensity="100%"/>
    <draw:gradient draw:name="a383" draw:style="radial" draw:cx="80%" draw:cy="50%" draw:start-color="#ffffff" draw:end-color="#ffffff" draw:start-intensity="100%" draw:end-intensity="100%"/>
    <draw:marker draw:name="a630" svg:viewBox="0 0 20 30" svg:d="m10 0-10 30h20z"/>
    <draw:marker draw:name="a563" svg:viewBox="0 0 20 30" svg:d="m10 0-10 30h20z"/>
    <draw:marker draw:name="a632" svg:viewBox="0 0 20 30" svg:d="m10 0-10 30h20z"/>
    <draw:marker draw:name="a565" svg:viewBox="0 0 20 30" svg:d="m10 0-10 30h20z"/>
    <draw:marker draw:name="a567" svg:viewBox="0 0 20 30" svg:d="m10 0-10 30h20z"/>
    <draw:marker draw:name="a660" svg:viewBox="0 0 20 30" svg:d="m10 0-10 30h20z"/>
    <draw:marker draw:name="a593" svg:viewBox="0 0 20 30" svg:d="m10 0-10 30h20z"/>
    <draw:marker draw:name="a662" svg:viewBox="0 0 20 30" svg:d="m10 0-10 30h20z"/>
    <draw:marker draw:name="a626" svg:viewBox="0 0 20 30" svg:d="m10 0-10 30h20z"/>
    <draw:marker draw:name="a595" svg:viewBox="0 0 20 30" svg:d="m10 0-10 30h20z"/>
    <draw:marker draw:name="a628" svg:viewBox="0 0 20 30" svg:d="m10 0-10 30h20z"/>
    <draw:marker draw:name="a613" svg:viewBox="0 0 20 30" svg:d="m10 0-10 30h20z"/>
    <draw:marker draw:name="a581" svg:viewBox="0 0 20 30" svg:d="m10 0-10 30h20z"/>
    <draw:marker draw:name="a615" svg:viewBox="0 0 20 30" svg:d="m10 0-10 30h20z"/>
    <draw:marker draw:name="a583" svg:viewBox="0 0 20 30" svg:d="m10 0-10 30h20z"/>
    <draw:marker draw:name="a617" svg:viewBox="0 0 20 30" svg:d="m10 0-10 30h20z"/>
    <draw:marker draw:name="a654" svg:viewBox="0 0 20 30" svg:d="m10 0-10 30h20z"/>
    <draw:marker draw:name="a619" svg:viewBox="0 0 20 30" svg:d="m10 0-10 30h20z"/>
    <draw:marker draw:name="a656" svg:viewBox="0 0 20 30" svg:d="m10 0-10 30h20z"/>
    <draw:marker draw:name="a658" svg:viewBox="0 0 20 30" svg:d="m10 0-10 30h20z"/>
    <draw:marker draw:name="a642" svg:viewBox="0 0 20 30" svg:d="m10 0-10 30h20z"/>
    <draw:marker draw:name="a644" svg:viewBox="0 0 20 30" svg:d="m10 0-10 30h20z"/>
    <draw:marker draw:name="a577" svg:viewBox="0 0 20 30" svg:d="m10 0-10 30h20z"/>
    <draw:marker draw:name="a579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1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gradient" draw:fill-gradient-name="a1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gradient" draw:fill-gradient-name="a1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gradient" draw:fill-gradient-name="a3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gradient" draw:fill-gradient-name="a2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gradient" draw:fill-gradient-name="a3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gradient" draw:fill-gradient-name="a2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gradient" draw:fill-gradient-name="a1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gradient" draw:fill-gradient-name="a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gradient" draw:fill-gradient-name="a3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gradient" draw:fill-gradient-name="a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djacency" style:page-layout-name="pageLayout1" draw:style-name="a1">
      <draw:frame draw:id="id0" presentation:style-name="a5" draw:name="Title Placeholder 1" svg:x="0.5in" svg:y="0.30035in" svg:width="8.33333in" svg:height="1.2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8.33333in" svg:height="5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8" draw:name="Rectangle 7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Slide Number Placeholder 5" svg:x="9.33048in" svg:y="6.17778in" svg:width="0.6in" svg:height="0.43333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draw:frame draw:id="id5" presentation:style-name="a35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40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custom-shape svg:x="9.25in" svg:y="0in" svg:width="0.75in" svg:height="7.5in" draw:id="id7" draw:layer="Master1-bg" draw:style-name="a45" draw:name="Rectangle 6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" draw:layer="Master1-bg" draw:style-name="a48" draw:name="Rectangle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2" draw:name="Title 1" svg:x="0.75in" svg:y="2.08333in" svg:width="8.25in" svg:height="2.83681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0" presentation:style-name="a56" draw:name="Subtitle 2" svg:x="0.75in" svg:y="5in" svg:width="7.06667in" svg:height="1.16667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1" presentation:style-name="a61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/></text:span><text:span text:style-name="a59" text:class-names=""/></text:p>
        </draw:text-box>
        <svg:title/>
        <svg:desc/>
      </draw:frame>
      <draw:frame draw:id="id12" presentation:style-name="a64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3" presentation:style-name="a68" draw:name="Slide Number Placeholder 5" svg:x="9.33048in" svg:y="6.17778in" svg:width="0.6in" svg:height="0.43333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custom-shape svg:x="9.25in" svg:y="0in" svg:width="0.75in" svg:height="7.5in" draw:id="id14" draw:layer="Master1-bg" draw:style-name="a73" draw:name="Rectangle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5" draw:layer="Master1-bg" draw:style-name="a76" draw:name="Rectangle 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0" draw:name="Title 1" svg:x="0.5in" svg:y="0.30035in" svg:width="8.33333in" svg:height="1.25in" presentation:class="title" presentation:placeholder="false">
        <draw:text-box>
          <text:p text:style-name="a79" text:class-names="" text:cond-style-name=""><text:span text:style-name="a77" text:class-names="">Click to edit Master title style</text:span><text:span text:style-name="a78" text:class-names=""/></text:p>
        </draw:text-box>
        <svg:title/>
        <svg:desc/>
      </draw:frame>
      <draw:frame draw:id="id17" presentation:style-name="a97" draw:name="Content Placeholder 2" svg:x="0.5in" svg:y="1.75in" svg:width="8.33333in" svg:height="5.25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Second level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3" text:class-names="">Fifth level</text:span><text:span text:style-name="a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2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9" presentation:style-name="a105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0" presentation:style-name="a109" draw:name="Slide Number Placeholder 5" svg:x="9.33048in" svg:y="6.17778in" svg:width="0.6in" svg:height="0.43333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custom-shape svg:x="9.25in" svg:y="0in" svg:width="0.75in" svg:height="7.5in" draw:id="id21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17" draw:name="Rectangle 7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21" draw:name="Title 1" svg:x="0.78993in" svg:y="6in" svg:width="8.37674in" svg:height="1.27778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24" presentation:style-name="a125" draw:name="Text Placeholder 2" svg:x="0.78993in" svg:y="4.21354in" svg:width="6.71007in" svg:height="1.78646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</draw:text-box>
        <svg:title/>
        <svg:desc/>
      </draw:frame>
      <draw:frame draw:id="id25" presentation:style-name="a130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129" text:class-names="" text:cond-style-name=""><text:span text:style-name="a126" text:class-names=""><text:date text:fixed="false" style:data-style-name="a127"/></text:span><text:span text:style-name="a128" text:class-names=""/></text:p>
        </draw:text-box>
        <svg:title/>
        <svg:desc/>
      </draw:frame>
      <draw:frame draw:id="id26" presentation:style-name="a133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7" presentation:style-name="a137" draw:name="Slide Number Placeholder 5" svg:x="9.33048in" svg:y="6.17778in" svg:width="0.6in" svg:height="0.43333in" presentation:class="page-number" presentation:placeholder="false">
        <draw:text-box>
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custom-shape svg:x="9.25in" svg:y="0in" svg:width="0.75in" svg:height="7.5in" draw:id="id28" draw:layer="Master1-bg" draw:style-name="a142" draw:name="Rectangle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9" draw:layer="Master1-bg" draw:style-name="a145" draw:name="Rectangle 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9" draw:name="Title 1" svg:x="0.5in" svg:y="0.30035in" svg:width="8.33333in" svg:height="1.25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title/>
        <svg:desc/>
      </draw:frame>
      <draw:frame draw:id="id31" presentation:style-name="a166" draw:name="Content Placeholder 2" svg:x="0.5in" svg:y="1.68in" svg:width="4in" svg:height="5.02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ifth level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3" draw:name="Content Placeholder 3" svg:x="4.83333in" svg:y="1.68in" svg:width="4in" svg:height="5.02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8" draw:transform="translate(-1.33333in -0.2in) rotate(-4.71239) translate(9.59159in 2in)" draw:name="Date Placeholder 4" svg:width="2.66667in" svg:height="0.4in" presentation:class="date-time" presentation:placeholder="false">
        <draw:text-box>
          <text:p text:style-name="a187" text:class-names="" text:cond-style-name=""><text:span text:style-name="a184" text:class-names=""><text:date text:fixed="false" style:data-style-name="a185"/></text:span><text:span text:style-name="a186" text:class-names=""/></text:p>
        </draw:text-box>
        <svg:title/>
        <svg:desc/>
      </draw:frame>
      <draw:frame draw:id="id34" presentation:style-name="a191" draw:transform="translate(-1.29444in -0.2in) rotate(-4.71239) translate(9.59159in 4.62778in)" draw:name="Footer Placeholder 5" svg:width="2.58889in" svg:height="0.4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5" presentation:style-name="a195" draw:name="Slide Number Placeholder 6" svg:x="9.33048in" svg:y="6.17778in" svg:width="0.6in" svg:height="0.43333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custom-shape svg:x="9.25in" svg:y="0in" svg:width="0.75in" svg:height="7.5in" draw:id="id36" draw:layer="Master1-bg" draw:style-name="a200" draw:name="Rectangle 9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203" draw:name="Rectangle 10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07" draw:name="Title 1" svg:x="0.5in" svg:y="0.30035in" svg:width="8.33333in" svg:height="1.25in" presentation:class="title" presentation:placeholder="false">
        <draw:text-box>
          <text:p text:style-name="a206" text:class-names="" text:cond-style-name=""><text:span text:style-name="a204" text:class-names="">Click to edit Master title style</text:span><text:span text:style-name="a205" text:class-names=""/></text:p>
        </draw:text-box>
        <svg:title/>
        <svg:desc/>
      </draw:frame>
      <draw:frame draw:id="id39" presentation:style-name="a211" draw:name="Text Placeholder 2" svg:x="0.5in" svg:y="1.67882in" svg:width="4in" svg:height="0.69965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</draw:text-box>
        <svg:title/>
        <svg:desc/>
      </draw:frame>
      <draw:frame draw:id="id40" presentation:style-name="a228" draw:name="Content Placeholder 3" svg:x="0.5in" svg:y="2.37847in" svg:width="4in" svg:height="4.32118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Second level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ifth level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32" draw:name="Text Placeholder 4" svg:x="4.83333in" svg:y="1.67882in" svg:width="4in" svg:height="0.69965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42" presentation:style-name="a249" draw:name="Content Placeholder 5" svg:x="4.83333in" svg:y="2.37847in" svg:width="4in" svg:height="4.32118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Fifth level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4" draw:transform="translate(-1.33333in -0.2in) rotate(-4.71239) translate(9.59159in 2in)" draw:name="Date Placeholder 6" svg:width="2.66667in" svg:height="0.4in" presentation:class="date-time" presentation:placeholder="false">
        <draw:text-box>
          <text:p text:style-name="a253" text:class-names="" text:cond-style-name=""><text:span text:style-name="a250" text:class-names=""><text:date text:fixed="false" style:data-style-name="a251"/></text:span><text:span text:style-name="a252" text:class-names=""/></text:p>
        </draw:text-box>
        <svg:title/>
        <svg:desc/>
      </draw:frame>
      <draw:frame draw:id="id44" presentation:style-name="a257" draw:transform="translate(-1.29444in -0.2in) rotate(-4.71239) translate(9.59159in 4.62778in)" draw:name="Footer Placeholder 7" svg:width="2.58889in" svg:height="0.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45" presentation:style-name="a261" draw:name="Slide Number Placeholder 8" svg:x="9.33048in" svg:y="6.17778in" svg:width="0.6in" svg:height="0.43333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/></text:span><text:span text:style-name="a259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custom-shape svg:x="9.25in" svg:y="0in" svg:width="0.75in" svg:height="7.5in" draw:id="id46" draw:layer="Master1-bg" draw:style-name="a266" draw:name="Rectangle 5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7" draw:layer="Master1-bg" draw:style-name="a269" draw:name="Rectangle 6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73" draw:name="Title 1" svg:x="0.5in" svg:y="0.30035in" svg:width="8.33333in" svg:height="1.25in" presentation:class="title" presentation:placeholder="false">
        <draw:text-box>
          <text:p text:style-name="a272" text:class-names="" text:cond-style-name=""><text:span text:style-name="a270" text:class-names="">Click to edit Master title style</text:span><text:span text:style-name="a271" text:class-names=""/></text:p>
        </draw:text-box>
        <svg:title/>
        <svg:desc/>
      </draw:frame>
      <draw:frame draw:id="id49" presentation:style-name="a278" draw:transform="translate(-1.33333in -0.2in) rotate(-4.71239) translate(9.59159in 2in)" draw:name="Date Placeholder 2" svg:width="2.66667in" svg:height="0.4in" presentation:class="date-time" presentation:placeholder="false">
        <draw:text-box>
          <text:p text:style-name="a277" text:class-names="" text:cond-style-name=""><text:span text:style-name="a274" text:class-names=""><text:date text:fixed="false" style:data-style-name="a275"/></text:span><text:span text:style-name="a276" text:class-names=""/></text:p>
        </draw:text-box>
        <svg:title/>
        <svg:desc/>
      </draw:frame>
      <draw:frame draw:id="id50" presentation:style-name="a281" draw:transform="translate(-1.29444in -0.2in) rotate(-4.71239) translate(9.59159in 4.62778in)" draw:name="Footer Placeholder 3" svg:width="2.58889in" svg:height="0.4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1" presentation:style-name="a285" draw:name="Slide Number Placeholder 4" svg:x="9.33048in" svg:y="6.17778in" svg:width="0.6in" svg:height="0.43333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custom-shape svg:x="9.25in" svg:y="0in" svg:width="0.75in" svg:height="7.5in" draw:id="id52" draw:layer="Master1-bg" draw:style-name="a290" draw:name="Rectangle 4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293" draw:name="Rectangle 5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98" draw:transform="translate(-1.33333in -0.2in) rotate(-4.71239) translate(9.59159in 2in)" draw:name="Date Placeholder 1" svg:width="2.66667in" svg:height="0.4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/></text:span><text:span text:style-name="a296" text:class-names=""/></text:p>
        </draw:text-box>
        <svg:title/>
        <svg:desc/>
      </draw:frame>
      <draw:frame draw:id="id55" presentation:style-name="a301" draw:transform="translate(-1.29444in -0.2in) rotate(-4.71239) translate(9.59159in 4.62778in)" draw:name="Footer Placeholder 2" svg:width="2.58889in" svg:height="0.4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6" presentation:style-name="a305" draw:name="Slide Number Placeholder 3" svg:x="9.33048in" svg:y="6.17778in" svg:width="0.6in" svg:height="0.43333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/></text:span><text:span text:style-name="a303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custom-shape svg:x="9.25in" svg:y="0in" svg:width="0.75in" svg:height="7.5in" draw:id="id57" draw:layer="Master1-bg" draw:style-name="a310" draw:name="Rectangle 7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8" draw:layer="Master1-bg" draw:style-name="a313" draw:name="Rectangle 9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17" draw:name="Title 1" svg:x="0.33333in" svg:y="6.01in" svg:width="8.5in" svg:height="0.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60" presentation:style-name="a321" draw:name="Text Placeholder 3" svg:x="0.33333in" svg:y="6.66667in" svg:width="8.5in" svg:height="0.6666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61" presentation:style-name="a326" draw:transform="translate(-1.33333in -0.2in) rotate(-4.71239) translate(9.59159in 2in)" draw:name="Date Placeholder 4" svg:width="2.66667in" svg:height="0.4in" presentation:class="date-time" presentation:placeholder="false">
        <draw:text-box>
          <text:p text:style-name="a325" text:class-names="" text:cond-style-name=""><text:span text:style-name="a322" text:class-names=""><text:date text:fixed="false" style:data-style-name="a323"/></text:span><text:span text:style-name="a324" text:class-names=""/></text:p>
        </draw:text-box>
        <svg:title/>
        <svg:desc/>
      </draw:frame>
      <draw:frame draw:id="id62" presentation:style-name="a329" draw:transform="translate(-1.29444in -0.2in) rotate(-4.71239) translate(9.59159in 4.62778in)" draw:name="Footer Placeholder 5" svg:width="2.58889in" svg:height="0.4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3" presentation:style-name="a333" draw:name="Slide Number Placeholder 6" svg:x="9.33048in" svg:y="6.17778in" svg:width="0.6in" svg:height="0.43333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/></text:span><text:span text:style-name="a331" text:class-names=""/></text:p>
        </draw:text-box>
        <svg:title/>
        <svg:desc/>
      </draw:frame>
      <draw:frame draw:id="id64" presentation:style-name="a350" draw:name="Content Placeholder 8" svg:x="0.33333in" svg:y="0.41667in" svg:width="8.5in" svg:height="5.40556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6" text:class-names="">Fifth level</text:span><text:span text:style-name="a3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Picture-with-Caption" style:page-layout-name="pageLayout1" draw:style-name="a352">
      <draw:custom-shape svg:x="9.25in" svg:y="0in" svg:width="0.75in" svg:height="7.5in" draw:id="id65" draw:layer="Master1-bg" draw:style-name="a355" draw:name="Rectangle 10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58" draw:name="Rectangle 11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62" draw:name="Title 1" svg:x="0.33in" svg:y="6.00971in" svg:width="8.5in" svg:height="0.65029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68" presentation:style-name="a366" draw:name="Picture Placeholder 2" svg:x="0in" svg:y="0in" svg:width="9.25in" svg:height="6in" presentation:class="graphic" presentation:placeholder="false">
        <draw:text-box>
          <text:p text:style-name="a365" text:class-names="" text:cond-style-name=""><text:span text:style-name="a363" text:class-names="">Click icon to add picture</text:span><text:span text:style-name="a364" text:class-names=""/></text:p>
        </draw:text-box>
        <svg:title/>
        <svg:desc/>
      </draw:frame>
      <draw:frame draw:id="id69" presentation:style-name="a370" draw:name="Text Placeholder 3" svg:x="0.33in" svg:y="6.66667in" svg:width="8.5in" svg:height="0.67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70" presentation:style-name="a375" draw:transform="translate(-1.33333in -0.2in) rotate(-4.71239) translate(9.59159in 2in)" draw:name="Date Placeholder 7" svg:width="2.66667in" svg:height="0.4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/></text:span><text:span text:style-name="a373" text:class-names=""/></text:p>
        </draw:text-box>
        <svg:title/>
        <svg:desc/>
      </draw:frame>
      <draw:frame draw:id="id71" presentation:style-name="a379" draw:name="Slide Number Placeholder 8" svg:x="9.33048in" svg:y="6.17778in" svg:width="0.6in" svg:height="0.43333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  <draw:frame draw:id="id72" presentation:style-name="a382" draw:transform="translate(-1.29444in -0.2in) rotate(-4.71239) translate(9.59159in 4.62778in)" draw:name="Footer Placeholder 9" svg:width="2.58889in" svg:height="0.4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84">
      <draw:custom-shape svg:x="9.25in" svg:y="0in" svg:width="0.75in" svg:height="7.5in" draw:id="id73" draw:layer="Master1-bg" draw:style-name="a387" draw:name="Rectangle 6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390" draw:name="Rectangle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94" draw:name="Title 1" svg:x="0.5in" svg:y="0.30035in" svg:width="8.33333in" svg:height="1.25in" presentation:class="title" presentation:placeholder="false">
        <draw:text-box>
          <text:p text:style-name="a393" text:class-names="" text:cond-style-name=""><text:span text:style-name="a391" text:class-names="">Click to edit Master title style</text:span><text:span text:style-name="a392" text:class-names=""/></text:p>
        </draw:text-box>
        <svg:title/>
        <svg:desc/>
      </draw:frame>
      <draw:frame draw:id="id76" presentation:style-name="a411" draw:name="Vertical Text Placeholder 2" svg:x="0.5in" svg:y="1.75in" svg:width="8.33333in" svg:height="5.25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 level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ifth level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16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78" presentation:style-name="a419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9" presentation:style-name="a423" draw:name="Slide Number Placeholder 5" svg:x="9.33048in" svg:y="6.17778in" svg:width="0.6in" svg:height="0.43333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25">
      <draw:custom-shape svg:x="9.25in" svg:y="0in" svg:width="0.75in" svg:height="7.5in" draw:id="id80" draw:layer="Master1-bg" draw:style-name="a428" draw:name="Rectangl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1" draw:layer="Master1-bg" draw:style-name="a431" draw:name="Rectangl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35" draw:name="Vertical Title 1" svg:x="7.25in" svg:y="0.30035in" svg:width="1.91667in" svg:height="6.39931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3" presentation:style-name="a452" draw:name="Vertical Text Placeholder 2" svg:x="0.5in" svg:y="0.30035in" svg:width="6.58333in" svg:height="6.3993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57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85" presentation:style-name="a460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86" presentation:style-name="a464" draw:name="Slide Number Placeholder 5" svg:x="9.33048in" svg:y="6.17778in" svg:width="0.6in" svg:height="0.43333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blue20</meta:initial-creator>
    <dc:creator>blue20</dc:creator>
    <meta:creation-date>2015-09-17T12:39:39Z</meta:creation-date>
    <dc:date>2015-09-17T14:18:22Z</dc:date>
    <meta:template xlink:href="Adjacency" xlink:type="simple"/>
    <meta:editing-cycles>2</meta:editing-cycles>
    <meta:editing-duration>PT2846S</meta:editing-duration>
    <meta:document-statistic meta:paragraph-count="29" meta:word-count="54"/>
  </office:meta>
</office:document-meta>
</file>